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d72e" officeooo:paragraph-rsid="001dd7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all:</text:p>
      <text:p text:style-name="P1">C5.0.default(x = treesData[-1], y = resultFactor, trials = 12)</text:p>
      <text:p text:style-name="P1"/>
      <text:p text:style-name="P1">Classification Tree</text:p>
      <text:p text:style-name="P1">Number of samples: 3149 </text:p>
      <text:p text:style-name="P1">Number of predictors: 18 </text:p>
      <text:p text:style-name="P1"/>
      <text:p text:style-name="P1">Number of boosting iterations: 12 </text:p>
      <text:p text:style-name="P1">Average tree size: 14.8 </text:p>
      <text:p text:style-name="P1"/>
      <text:p text:style-name="P1">Evaluation on training data (3149 cases):</text:p>
      <text:p text:style-name="P1"/>
      <text:p text:style-name="P1">Trial<text:tab/> <text:s text:c="3"/>Decision Tree <text:s text:c="2"/></text:p>
      <text:p text:style-name="P1">-----<text:tab/> <text:s/>---------------- <text:s/></text:p>
      <text:p text:style-name="P1"><text:tab/> <text:s/>Size <text:s text:c="5"/>Errors <text:s/></text:p>
      <text:p text:style-name="P1"/>
      <text:p text:style-name="P1"><text:s text:c="3"/>0<text:tab/> <text:s text:c="3"/>41 <text:s/>811(25.8%)</text:p>
      <text:p text:style-name="P1"><text:s text:c="3"/>1<text:tab/> <text:s text:c="3"/>21 <text:s/>881(28.0%)</text:p>
      <text:p text:style-name="P1"><text:s text:c="3"/>2<text:tab/> <text:s text:c="4"/>3 1194(37.9%)</text:p>
      <text:p text:style-name="P1"><text:s text:c="3"/>3<text:tab/> <text:s text:c="3"/>10 1043(33.1%)</text:p>
      <text:p text:style-name="P1"><text:s text:c="3"/>4<text:tab/> <text:s text:c="3"/>13 <text:s/>996(31.6%)</text:p>
      <text:p text:style-name="P1"><text:s text:c="3"/>5<text:tab/> <text:s text:c="4"/>9 1108(35.2%)</text:p>
      <text:p text:style-name="P1"><text:s text:c="3"/>6<text:tab/> <text:s text:c="4"/>8 1444(45.9%)</text:p>
      <text:p text:style-name="P1"><text:s text:c="3"/>7<text:tab/> <text:s text:c="3"/>12 1188(37.7%)</text:p>
      <text:p text:style-name="P1"><text:s text:c="3"/>8<text:tab/> <text:s text:c="4"/>4 1182(37.5%)</text:p>
      <text:p text:style-name="P1"><text:s text:c="3"/>9<text:tab/> <text:s text:c="3"/>12 1105(35.1%)</text:p>
      <text:p text:style-name="P1"><text:s text:c="2"/>10<text:tab/> <text:s text:c="3"/>20 <text:s/>904(28.7%)</text:p>
      <text:p text:style-name="P1"><text:s text:c="2"/>11<text:tab/> <text:s text:c="3"/>24 <text:s/>872(27.7%)</text:p>
      <text:p text:style-name="P1"/>
      <text:p text:style-name="P1"><text:tab/> <text:s text:c="2"/>(a) <text:s text:c="2"/>(b) <text:s text:c="3"/>&lt;-classified as</text:p>
      <text:p text:style-name="P1"><text:tab/> <text:s/>---- <text:s/>----</text:p>
      <text:p text:style-name="P1"><text:tab/> <text:s text:c="2"/>879 <text:s text:c="2"/>467 <text:s text:c="3"/>(a): class -1</text:p>
      <text:p text:style-name="P1"><text:tab/> <text:s text:c="2"/>293 <text:s/>1510 <text:s text:c="3"/>(b): class 1</text:p>
      <text:p text:style-name="P1"/>
      <text:p text:style-name="P1"/>
      <text:p text:style-name="P1"><text:tab/>Attribute usage:</text:p>
      <text:p text:style-name="P1"/>
      <text:p text:style-name="P1"><text:tab/>100.00%<text:tab/>DefInt_A</text:p>
      <text:p text:style-name="P1"><text:tab/>100.00%<text:tab/>PPG_H</text:p>
      <text:p text:style-name="P1"><text:tab/>100.00%<text:tab/>DefPPG_H</text:p>
      <text:p text:style-name="P1"><text:tab/>100.00%<text:tab/>PPG_A</text:p>
      <text:p text:style-name="P1"><text:tab/>100.00%<text:tab/>DefPPG_A</text:p>
      <text:p text:style-name="P1"><text:tab/> 99.30%<text:tab/>DefQBRating_A</text:p>
      <text:p text:style-name="P1"><text:tab/> 99.17%<text:tab/>DefRushYG_H</text:p>
      <text:p text:style-name="P1"><text:tab/> 96.35%<text:tab/>RushTD_H</text:p>
      <text:p text:style-name="P1"><text:tab/> 87.08%<text:tab/>RushTD_A</text:p>
      <text:p text:style-name="P1"><text:tab/> 83.99%<text:tab/>PassInt_H</text:p>
      <text:p text:style-name="P1"><text:tab/> 57.07%<text:tab/>DefInt_H</text:p>
      <text:p text:style-name="P1"><text:tab/> 48.08%<text:tab/>PassInt_A</text:p>
      <text:p text:style-name="P1"><text:tab/> 39.73%<text:tab/>DefQBRating_H</text:p>
      <text:p text:style-name="P1"><text:tab/> 39.09%<text:tab/>RushYG_A</text:p>
      <text:p text:style-name="P1"><text:tab/> 27.21%<text:tab/>RushYA_A</text:p>
      <text:p text:style-name="P1"><text:tab/> 20.39%<text:tab/>DefRushYG_A</text:p>
      <text:p text:style-name="P1"><text:tab/> <text:s/>3.33%<text:tab/>RushYA_H</text:p>
      <text:p text:style-name="P1"/>
      <text:p text:style-name="P1"/>
      <text:p text:style-name="P1">Time: 0.3 sec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0T19:33:46.007434495</dc:date>
    <meta:document-statistic meta:table-count="0" meta:image-count="0" meta:object-count="0" meta:page-count="1" meta:paragraph-count="46" meta:word-count="133" meta:character-count="1019" meta:non-whitespace-character-count="755"/>
    <meta:generator>LibreOffice/4.2.7.2$Linux_X86_64 LibreOffice_project/420m0$Build-2</meta:generator>
  </office:meta>
</office:document-meta>
</file>